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9000000402D099442E.png" manifest:media-type="image/png"/>
  <manifest:file-entry manifest:full-path="Pictures/10000201000006900000040297A3669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661cm, 1.706cm, 3.352cm, 7.258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512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826cm, 12.219cm, 4.397cm, 16.1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cc0000" fo:font-size="12pt"/>
    </style:style>
    <style:style style:name="T1" style:family="text">
      <style:text-properties style:text-position="sub 58%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352cm" svg:height="10.16cm" svg:x="3.048cm" svg:y="4.472cm">
          <draw:image xlink:href="Pictures/10000201000006900000040297A36697.png" xlink:type="simple" xlink:show="embed" xlink:actuate="onLoad">
            <text:p/>
          </draw:image>
        </draw:frame>
        <draw:line draw:style-name="gr2" draw:text-style-name="P1" draw:layer="layout" svg:x1="4.826cm" svg:y1="5.488cm" svg:x2="5.944cm" svg:y2="5.488cm">
          <text:p/>
        </draw:line>
        <draw:frame draw:style-name="gr3" draw:text-style-name="P2" draw:layer="layout" svg:width="0.874cm" svg:height="0.866cm" svg:x="4.826cm" svg:y="4.726cm">
          <draw:text-box>
            <text:p text:style-name="P2">a<text:span text:style-name="T1">1</text:span></text:p>
          </draw:text-box>
        </draw:frame>
        <draw:line draw:style-name="gr2" draw:text-style-name="P1" draw:layer="layout" svg:x1="4.826cm" svg:y1="9.044cm" svg:x2="7.112cm" svg:y2="9.044cm">
          <text:p/>
        </draw:line>
        <draw:frame draw:style-name="gr4" draw:text-style-name="P2" draw:layer="layout" svg:width="0.874cm" svg:height="0.866cm" svg:x="5.372cm" svg:y="8.128cm">
          <draw:text-box>
            <text:p text:style-name="P2">a<text:span text:style-name="T1">1</text:span></text:p>
          </draw:text-box>
        </draw:frame>
        <draw:line draw:style-name="gr2" draw:text-style-name="P1" draw:layer="layout" svg:x1="4.726cm" svg:y1="13.819cm" svg:x2="7.012cm" svg:y2="13.819cm">
          <text:p/>
        </draw:line>
        <draw:frame draw:style-name="gr4" draw:text-style-name="P2" draw:layer="layout" svg:width="0.874cm" svg:height="0.866cm" svg:x="5.272cm" svg:y="12.903cm">
          <draw:text-box>
            <text:p text:style-name="P2">a<text:span text:style-name="T1">1</text:span></text:p>
          </draw:text-box>
        </draw:frame>
        <draw:line draw:style-name="gr2" draw:text-style-name="P1" draw:layer="layout" svg:x1="18.326cm" svg:y1="9.494cm" svg:x2="20.612cm" svg:y2="9.494cm">
          <text:p/>
        </draw:line>
        <draw:frame draw:style-name="gr4" draw:text-style-name="P2" draw:layer="layout" svg:width="0.874cm" svg:height="0.866cm" svg:x="18.872cm" svg:y="8.578cm">
          <draw:text-box>
            <text:p text:style-name="P2">a<text:span text:style-name="T1">1</text:span></text:p>
          </draw:text-box>
        </draw:frame>
        <draw:line draw:style-name="gr2" draw:text-style-name="P1" draw:layer="layout" svg:x1="18.288cm" svg:y1="9.552cm" svg:x2="19.558cm" svg:y2="11.838cm">
          <text:p/>
        </draw:line>
        <draw:frame draw:style-name="gr4" draw:text-style-name="P2" draw:layer="layout" svg:width="0.874cm" svg:height="0.866cm" svg:x="18.872cm" svg:y="9.953cm">
          <draw:text-box>
            <text:p text:style-name="P2">a<text:span text:style-name="T1">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6" draw:text-style-name="P1" draw:layer="layout" svg:width="10.16cm" svg:height="9.398cm" svg:x="7.112cm" svg:y="5.334cm">
          <draw:image xlink:href="Pictures/100002010000069000000402D099442E.png" xlink:type="simple" xlink:show="embed" xlink:actuate="onLoad">
            <text:p/>
          </draw:image>
        </draw:frame>
        <draw:line draw:style-name="gr2" draw:text-style-name="P1" draw:layer="layout" svg:x1="10.706cm" svg:y1="9.044cm" svg:x2="12.192cm" svg:y2="8.382cm">
          <text:p/>
        </draw:line>
        <draw:frame draw:style-name="gr4" draw:text-style-name="P2" draw:layer="layout" svg:width="0.874cm" svg:height="0.866cm" svg:x="11.43cm" svg:y="7.366cm">
          <draw:text-box>
            <text:p text:style-name="P2">a<text:span text:style-name="T1">1</text:span></text:p>
          </draw:text-box>
        </draw:frame>
        <draw:line draw:style-name="gr2" draw:text-style-name="P1" draw:layer="layout" svg:x1="10.668cm" svg:y1="9.102cm" svg:x2="12.192cm" svg:y2="9.906cm">
          <text:p/>
        </draw:line>
        <draw:frame draw:style-name="gr4" draw:text-style-name="P2" draw:layer="layout" svg:width="0.874cm" svg:height="0.866cm" svg:x="11.43cm" svg:y="9.802cm">
          <draw:text-box>
            <text:p text:style-name="P2">a<text:span text:style-name="T1">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7:50:02.859582250</meta:creation-date>
    <dc:date>2016-10-05T18:10:08.140444133</dc:date>
    <meta:editing-duration>PT12M25S</meta:editing-duration>
    <meta:editing-cycles>3</meta:editing-cycles>
    <meta:generator>LibreOffice/4.2.8.2$Linux_X86_64 LibreOffice_project/420m0$Build-2</meta:generator>
    <meta:document-statistic meta:object-count="41"/>
  </office:meta>
</office:document-meta>
</file>